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4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PRAISE FROM CREATION (148:3-6, 8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PRAISE FROM LIVING CREATURES (148:1-2, 7, 10-14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8 </dc:title>
    <meta:initial-creator>David STRICKLAND</meta:initial-creator>
    <dc:creator>David STRICKLAND</dc:creator>
    <meta:creation-date>2020-02-23T23:21:33Z</meta:creation-date>
    <dc:date>2020-02-23T23:21:33Z</dc:date>
    <meta:template xlink:href="BibleStudy" xlink:type="simple"/>
    <meta:editing-cycles>1</meta:editing-cycles>
    <meta:editing-duration>PT0S</meta:editing-duration>
    <meta:document-statistic meta:paragraph-count="3" meta:word-count="21"/>
  </office:meta>
</office:document-meta>
</file>